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14">
      <style:paragraph-properties fo:margin-top="0cm" fo:margin-bottom="0cm" style:contextual-spacing="false" fo:line-height="150%" fo:text-align="justify" style:justify-single-word="false"/>
      <style:text-properties fo:color="#00000a" loext:opacity="100%" style:font-name="Calibri" fo:font-size="14pt" fo:language="ru" fo:country="RU" officeooo:paragraph-rsid="001aabac" style:font-name-asian="Calibri1" style:font-size-asian="14pt" style:font-name-complex="Calibri1" style:font-size-complex="14pt"/>
    </style:style>
    <style:style style:name="P3" style:family="paragraph" style:parent-style-name="List_20_Paragraph" style:list-style-name="WWNum14">
      <style:paragraph-properties fo:margin-left="1.111cm" fo:margin-right="0cm" fo:margin-top="0cm" fo:margin-bottom="0cm" style:contextual-spacing="false" fo:line-height="150%" fo:text-align="justify" style:justify-single-word="false" fo:text-indent="-0.794cm" style:auto-text-indent="false"/>
      <style:text-properties fo:color="#00000a" loext:opacity="100%" style:font-name="Calibri" fo:font-size="14pt" fo:language="ru" fo:country="RU" officeooo:paragraph-rsid="001aabac" style:font-name-asian="Calibri1" style:font-size-asian="14pt" style:font-name-complex="Calibri1" style:font-size-complex="14pt"/>
    </style:style>
    <style:style style:name="P4" style:family="paragraph" style:parent-style-name="List_20_Paragraph" style:list-style-name="WWNum14">
      <style:paragraph-properties fo:margin-top="0cm" fo:margin-bottom="0cm" style:contextual-spacing="false" fo:line-height="150%" fo:text-align="justify" style:justify-single-word="false"/>
      <style:text-properties style:font-name="Calibri" fo:font-size="14pt" fo:language="ru" fo:country="RU" officeooo:paragraph-rsid="001aabac" style:font-name-asian="Calibri1" style:font-size-asian="14pt" style:font-name-complex="Calibri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318cm" style:auto-text-indent="false"/>
      <style:text-properties fo:color="#00000a" loext:opacity="100%" style:font-name="Times New Roman" fo:font-size="14pt" fo:language="ru" fo:country="RU" officeooo:paragraph-rsid="001aabac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Times New Roman" fo:font-size="14pt" fo:language="ru" fo:country="RU" officeooo:paragraph-rsid="001aabac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476cm" style:auto-text-indent="false"/>
      <style:text-properties fo:color="#00000a" loext:opacity="100%" style:font-name="Times New Roman" fo:font-size="14pt" fo:language="ru" fo:country="RU" officeooo:paragraph-rsid="001aabac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paragraph-rsid="001aabac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margin-top="0.132cm" fo:margin-bottom="0.265cm" style:contextual-spacing="false" fo:text-align="justify" style:justify-single-word="false" fo:text-indent="1.249cm" style:auto-text-indent="false" fo:background-color="#ffffff"/>
      <style:text-properties fo:font-variant="normal" fo:text-transform="none" fo:color="#00000a" loext:opacity="100%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/>
      <style:text-properties fo:font-variant="normal" fo:text-transform="none" fo:color="#00000a" loext:opacity="100%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fo:font-variant="normal" fo:text-transform="none" fo:color="#00000a" loext:opacity="100%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fo:font-variant="normal" fo:text-transform="none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variant="normal" fo:text-transform="none" style:font-name="Times New Roman" fo:font-size="14pt" fo:language="ru" fo:country="RU" fo:font-style="normal" fo:font-weight="normal" officeooo:paragraph-rsid="001aaba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officeooo:paragraph-rsid="001aabac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aabac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a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officeooo:rsid="001aabac"/>
    </style:style>
    <style:style style:name="T6" style:family="text">
      <style:text-properties style:text-underline-style="none" officeooo:rsid="001aabac"/>
    </style:style>
    <style:style style:name="T7" style:family="text">
      <style:text-properties style:text-underline-style="none" fo:font-weight="bold" officeooo:rsid="001aaba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Задание 1</text:span><text:line-break/>Знакомство с организацией ООО “Малленом Системс” </text:p>
      <text:list text:style-name="WWNum14">
        <text:list-item>
          <text:p text:style-name="P2">Деятельность</text:p>
        </text:list-item>
      </text:list>
      <text:p text:style-name="P9">Основной вид деятельности организации: Разработка компьютерного программного обеспечения (код по ОКВЭД 62.01).</text:p>
      <text:p text:style-name="P10">Дополнительно организация заявила следующие виды деятельности:</text:p>
      <text:p text:style-name="P16"><text:span text:style-name="Strong_20_Emphasis"><text:span text:style-name="T1">Машинное зрение</text:span></text:span></text:p>
      <text:p text:style-name="P16"><text:span text:style-name="Strong_20_Emphasis"><text:span text:style-name="T2">Видеоаналитика</text:span></text:span></text:p>
      <text:p text:style-name="P16"><text:span text:style-name="Strong_20_Emphasis"><text:span text:style-name="T4">Видеоаналитика с применением БПЛА </text:span></text:span><text:span text:style-name="T4">(дронов)</text:span></text:p>
      <text:p text:style-name="P16"><text:span text:style-name="Strong_20_Emphasis"><text:span text:style-name="T2">Машинное обучение (</text:span></text:span><text:span text:style-name="T2">нейронные сети и глубокое обучение)</text:span></text:p>
      <text:p text:style-name="P16"><text:span text:style-name="Strong_20_Emphasis"><text:span text:style-name="T2">Разработка и внедрение аппаратно-программных систем и комплексов</text:span></text:span></text:p>
      <text:list text:continue-numbering="true" text:style-name="WWNum14">
        <text:list-item>
          <text:p text:style-name="P4">Направления</text:p>
        </text:list-item>
      </text:list>
      <text:p text:style-name="P12">Визуальный контроль продукции на производстве. </text:p>
      <text:p text:style-name="P12">Контроль качества, идентификация и прослеживание, обязательная маркировка «Честный Знак». </text:p>
      <text:p text:style-name="P13">Видеоконтроль и учёт автомобильного и железнодорожного транспорта.</text:p>
      <text:p text:style-name="P12">Распознавание номеров автомобилей, анализ трафика, автоматизация взвешивания.</text:p>
      <text:p text:style-name="P13">Ситуационная видеоаналитика. </text:p>
      <text:p text:style-name="P12">Контроль персонала, промышленного оборудования и опасных событий.</text:p>
      <text:p text:style-name="P14">Видеоаналитика с применением БПЛА (дронов).</text:p>
      <text:list text:continue-numbering="true" text:style-name="WWNum14">
        <text:list-item>
          <text:p text:style-name="P3">Проекты</text:p>
        </text:list-item>
      </text:list>
      <text:p text:style-name="P11">ВИСКОНТ – интеллектуальные системы машинного зрения для контроля качества и прослеживания продукции</text:p>
      <text:p text:style-name="P11">EYECONT – система ситуационной видеоаналитики для контроля людей и опасных событий на видео</text:p>
      <text:p text:style-name="P11">АВТОМАРШАЛ – система контроля доступа и учета автотранспорта на основе технологии распознавания автономеров</text:p>
      <text:p text:style-name="P11">АВТОМАРШАЛ.ВЕСОВАЯ - аппаратно-программный комплекс, решающий полный перечень задач автоматизации автомобильных весовых</text:p>
      <text:p text:style-name="P11">AVEDEX – программное обеспечение для подсчета и анализа автомобильного трафика по видеоизображению</text:p>
      <text:p text:style-name="P15"><text:soft-page-break/><text:span text:style-name="T3">АРДИС – семейство решений по идентификации вагонов, управлению отгрузкой продукции ж/д транспортом, коммерческому осмотру вагонов, контролю передвижения и местонахождения вагонов, построенное на платформе системы распознавания номеров вагонов</text:span></text:p>
      <text:list text:continue-numbering="true" text:style-name="WWNum14">
        <text:list-item>
          <text:p text:style-name="P2">Структурная организация компании</text:p>
        </text:list-item>
      </text:list>
      <text:p text:style-name="P5">Отдел разработки: занимается проектированием и реализацией программных решений.</text:p>
      <text:p text:style-name="P6"><text:s/>Отдел продаж и маркетинга: отвечает за привлечение клиентов и продвижение услуг компании.</text:p>
      <text:p text:style-name="P7">Техническая поддержка: обеспечивает поддержку клиентов на всех этапах сотрудничества.</text:p>
      <text:p text:style-name="P6"><text:s/>Финансовый отдел: управляет финансовыми потоками и отчетностью компан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1"/><text:page-number text:select-page="current">2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2:04:55.992000000</meta:creation-date>
    <dc:date>2024-11-29T12:06:49.652000000</dc:date>
    <meta:editing-duration>PT1M54S</meta:editing-duration>
    <meta:editing-cycles>1</meta:editing-cycles>
    <meta:document-statistic meta:table-count="0" meta:image-count="0" meta:object-count="0" meta:page-count="2" meta:paragraph-count="30" meta:word-count="221" meta:character-count="1991" meta:non-whitespace-character-count="1793"/>
    <meta:generator>LibreOffice/24.2.2.2$Windows_x86 LibreOffice_project/d56cc158d8a96260b836f100ef4b4ef25d6f1a01</meta:generator>
  </office:meta>
</office:document-meta>
</file>